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6d67" officeooo:paragraph-rsid="001f6d67"/>
    </style:style>
    <style:style style:name="P2" style:family="paragraph" style:parent-style-name="Standard">
      <style:text-properties officeooo:rsid="001f6d67" officeooo:paragraph-rsid="001fda5e"/>
    </style:style>
    <style:style style:name="P3" style:family="paragraph" style:parent-style-name="Standard">
      <style:text-properties fo:font-weight="bold" officeooo:rsid="001f6d67" officeooo:paragraph-rsid="001f6d67" style:font-weight-asian="bold" style:font-weight-complex="bold"/>
    </style:style>
    <style:style style:name="P4" style:family="paragraph" style:parent-style-name="Standard">
      <style:text-properties fo:font-weight="bold" officeooo:rsid="001f6d67" officeooo:paragraph-rsid="001fda5e" style:font-weight-asian="bold" style:font-weight-complex="bold"/>
    </style:style>
    <style:style style:name="P5" style:family="paragraph" style:parent-style-name="Standard">
      <style:text-properties fo:font-weight="bold" officeooo:rsid="001fda5e" officeooo:paragraph-rsid="001fda5e" style:font-weight-asian="bold" style:font-weight-complex="bold"/>
    </style:style>
    <style:style style:name="P6" style:family="paragraph" style:parent-style-name="Standard">
      <style:text-properties fo:font-weight="bold" officeooo:rsid="00279b90" officeooo:paragraph-rsid="00279b90" style:font-weight-asian="bold" style:font-weight-complex="bold"/>
    </style:style>
    <style:style style:name="P7" style:family="paragraph" style:parent-style-name="Standard">
      <style:text-properties officeooo:rsid="001fda5e" officeooo:paragraph-rsid="001fda5e"/>
    </style:style>
    <style:style style:name="P8" style:family="paragraph" style:parent-style-name="Standard">
      <style:text-properties fo:font-weight="normal" officeooo:rsid="00210eb0" officeooo:paragraph-rsid="00279b90" style:font-weight-asian="normal" style:font-weight-complex="normal"/>
    </style:style>
    <style:style style:name="P9" style:family="paragraph" style:parent-style-name="Standard">
      <style:text-properties fo:font-weight="normal" officeooo:rsid="00279b90" officeooo:paragraph-rsid="00279b90" style:font-weight-asian="normal" style:font-weight-complex="normal"/>
    </style:style>
    <style:style style:name="P10" style:family="paragraph" style:parent-style-name="Standard">
      <style:text-properties officeooo:rsid="00279b90" officeooo:paragraph-rsid="00279b90"/>
    </style:style>
    <style:style style:name="P11" style:family="paragraph" style:parent-style-name="Standard">
      <style:text-properties officeooo:rsid="00279b90" officeooo:paragraph-rsid="0028d0e8"/>
    </style:style>
    <style:style style:name="P12" style:family="paragraph" style:parent-style-name="Standard">
      <style:text-properties officeooo:rsid="0028d0e8" officeooo:paragraph-rsid="0028d0e8"/>
    </style:style>
    <style:style style:name="P13" style:family="paragraph" style:parent-style-name="Standard">
      <style:text-properties officeooo:rsid="002c8d52" officeooo:paragraph-rsid="002c8d52"/>
    </style:style>
    <style:style style:name="P14" style:family="paragraph" style:parent-style-name="Standard" style:list-style-name="L1">
      <style:text-properties fo:font-weight="normal" officeooo:rsid="00210eb0" officeooo:paragraph-rsid="00279b90" style:font-weight-asian="normal" style:font-weight-complex="normal"/>
    </style:style>
    <style:style style:name="P15" style:family="paragraph" style:parent-style-name="Standard" style:list-style-name="L1">
      <style:text-properties officeooo:rsid="00279b90" officeooo:paragraph-rsid="00279b90"/>
    </style:style>
    <style:style style:name="T1" style:family="text">
      <style:text-properties officeooo:rsid="001fda5e"/>
    </style:style>
    <style:style style:name="T2" style:family="text">
      <style:text-properties officeooo:rsid="00210eb0"/>
    </style:style>
    <style:style style:name="T3" style:family="text">
      <style:text-properties fo:font-weight="normal" style:font-weight-asian="normal" style:font-weight-complex="normal"/>
    </style:style>
    <style:style style:name="T4" style:family="text">
      <style:text-properties fo:font-weight="normal" officeooo:rsid="00210eb0" style:font-weight-asian="normal" style:font-weight-complex="normal"/>
    </style:style>
    <style:style style:name="T5" style:family="text">
      <style:text-properties officeooo:rsid="00279b90"/>
    </style:style>
    <style:style style:name="T6" style:family="text">
      <style:text-properties officeooo:rsid="0028d0e8"/>
    </style:style>
    <style:style style:name="T7" style:family="text">
      <style:text-properties officeooo:rsid="002cc52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ability Test: SnapPong</text:p>
      <text:p text:style-name="P1">Fall, 2019</text:p>
      <text:p text:style-name="P1">CS262-Team D</text:p>
      <text:p text:style-name="P1"/>
      <text:p text:style-name="P1"/>
      <text:p text:style-name="P3">Introduction</text:p>
      <text:p text:style-name="P1"/>
      <text:p text:style-name="P1">Thank you for agreeing to participate in the usability test for our app, SnapPong. We would like to see first-hand what it would be like for people to use our app, which will help us figure out how to make it easier and more fun to use our app.</text:p>
      <text:p text:style-name="P1"/>
      <text:p text:style-name="P2">We’re testing the <text:span text:style-name="T1">app</text:span>, not you. You can’t do anything wrong here. We want to hear exactly what you think about the site. Be honest and don’t worry about hurting our feelings. That will help us find problems that exist and will help us fix them. </text:p>
      <text:p text:style-name="P2"/>
      <text:p text:style-name="P2">For the test, we’ll ask you to do certain tasks and we’d like you to think out loud while you’re doing them. If you have questions, just ask. If you have comments, go ahead and say them. We’ll <text:span text:style-name="T2">make a note of</text:span> your comments, but won’t make them public. If, for any reason, you’d like to quit this test, then just say so <text:span text:style-name="T1">and you will be able to at any time</text:span>.</text:p>
      <text:p text:style-name="P2"/>
      <text:p text:style-name="P2"/>
      <text:p text:style-name="P2"/>
      <text:p text:style-name="P4">Background Questions</text:p>
      <text:p text:style-name="P4"/>
      <text:p text:style-name="P8">Before we try out the app, we have a few questions for you. </text:p>
      <text:list xml:id="list21442106" text:style-name="L1">
        <text:list-item>
          <text:p text:style-name="P14">Do you play ping pong at all and if so, what would you say your interest level is on a scale of 1-5? </text:p>
        </text:list-item>
        <text:list-item>
          <text:p text:style-name="P14">Do you enjoy playing competitively? </text:p>
        </text:list-item>
        <text:list-item>
          <text:p text:style-name="P14">Are you a Snapchat user and if so, how often do you use it? </text:p>
        </text:list-item>
        <text:list-item>
          <text:p text:style-name="P15"><text:span text:style-name="T4">W</text:span><text:span text:style-name="T3">hat made you interested in testing our app?</text:span></text:p>
        </text:list-item>
      </text:list>
      <text:p text:style-name="P7"/>
      <text:p text:style-name="P7"/>
      <text:p text:style-name="P6">General Tasks <text:span text:style-name="T7">(more tasks to be added...)</text:span></text:p>
      <text:p text:style-name="P5"/>
      <text:p text:style-name="P9">1. What are your general impressions of our app? What do you like the most, and what do you like the least?</text:p>
      <text:p text:style-name="P5"/>
      <text:p text:style-name="P7"><text:span text:style-name="T5">2</text:span>. <text:span text:style-name="T5">We have integrated SnapChat’s API for ease of login. Can you login through SnapChat?</text:span></text:p>
      <text:p text:style-name="P7"/>
      <text:p text:style-name="P7"><text:span text:style-name="T5">3</text:span>. <text:span text:style-name="T5">Find your own profile page.</text:span></text:p>
      <text:p text:style-name="P7"/>
      <text:p text:style-name="P10">4. How many games have you won so far?</text:p>
      <text:p text:style-name="P7"/>
      <text:p text:style-name="P10">5. View Mr. Bond’s profile page.</text:p>
      <text:p text:style-name="P10"/>
      <text:p text:style-name="P10">6. Send Mr. Bond a game request.</text:p>
      <text:p text:style-name="P10"/>
      <text:p text:style-name="P13">7. You have played a game against Mr. Bond and won with a score of 21-15. Make a record of this game.</text:p>
      <text:p text:style-name="P10"><text:soft-page-break/></text:p>
      <text:p text:style-name="P7"/>
      <text:p text:style-name="P7"/>
      <text:p text:style-name="P6">Thanks</text:p>
      <text:p text:style-name="P6"/>
      <text:p text:style-name="P11">Many thanks for your willingness to help us test Snappong. We appreciate your help in <text:span text:style-name="T6">fixing our app </text:span>to be more user-friendly and useful. Your feedback and comments are very valuable to us, and they will be used to identify areas that need improvement. </text:p>
      <text:p text:style-name="P11"/>
      <text:p text:style-name="P11">We will contact you soon with a summary of <text:span text:style-name="T6">what we found </text:span>and how we hope to implement your suggestions or make the necessary changes so that users <text:span text:style-name="T6">can </text:span>enjoy using SnapPong even more. <text:span text:style-name="T6">We’ll keep the data from your individual session private and will only release aggregate data which will not be tracked back to anyone.</text:span></text:p>
      <text:p text:style-name="P11"/>
      <text:p text:style-name="P12">Thank you once again for taking part in our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8:12:37.924242529</meta:creation-date>
    <dc:date>2019-11-22T15:56:50.324748944</dc:date>
    <meta:editing-duration>PT35M46S</meta:editing-duration>
    <meta:editing-cycles>9</meta:editing-cycles>
    <meta:generator>LibreOffice/6.0.7.3$Linux_X86_64 LibreOffice_project/00m0$Build-3</meta:generator>
    <meta:document-statistic meta:table-count="0" meta:image-count="0" meta:object-count="0" meta:page-count="2" meta:paragraph-count="25" meta:word-count="450" meta:character-count="2320" meta:non-whitespace-character-count="1893"/>
  </office:meta>
</office:document-meta>
</file>